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language="en" fo:country="US"/>
    </style:style>
    <style:style style:name="T3" style:parent-style-name="Fuentedepárrafopredeter." style:family="text">
      <style:text-properties fo:language="en" fo:country="US"/>
    </style:style>
    <style:style style:name="T4" style:parent-style-name="Fuentedepárrafopredeter." style:family="text">
      <style:text-properties fo:language="en" fo:country="US"/>
    </style:style>
    <style:style style:name="T5" style:parent-style-name="Fuentedepárrafopredeter." style:family="text">
      <style:text-properties fo:language="en" fo:country="US"/>
    </style:style>
    <style:style style:name="T6" style:parent-style-name="Fuentedepárrafopredeter." style:family="text">
      <style:text-properties fo:language="en" fo:country="US"/>
    </style:style>
    <style:style style:name="T7" style:parent-style-name="Fuentedepárrafopredeter." style:family="text">
      <style:text-properties fo:language="en" fo:country="US"/>
    </style:style>
    <style:style style:name="T8" style:parent-style-name="Fuentedepárrafopredeter." style:family="text">
      <style:text-properties fo:language="en" fo:country="US"/>
    </style:style>
    <style:style style:name="T9" style:parent-style-name="Fuentedepárrafopredeter." style:family="text">
      <style:text-properties fo:language="en" fo:country="US"/>
    </style:style>
    <style:style style:name="T10" style:parent-style-name="Fuentedepárrafopredeter." style:family="text">
      <style:text-properties fo:language="en" fo:country="US"/>
    </style:style>
    <style:style style:name="T11" style:parent-style-name="Fuentedepárrafopredeter." style:family="text">
      <style:text-properties fo:language="en" fo:country="US"/>
    </style:style>
    <style:style style:name="T12" style:parent-style-name="Fuentedepárrafopredeter." style:family="text">
      <style:text-properties fo:language="en" fo:country="US"/>
    </style:style>
    <style:style style:name="T13" style:parent-style-name="Fuentedepárrafopredeter." style:family="text">
      <style:text-properties fo:language="en" fo:country="US"/>
    </style:style>
    <style:style style:name="T14" style:parent-style-name="Fuentedepárrafopredeter." style:family="text">
      <style:text-properties fo:language="en" fo:country="US"/>
    </style:style>
    <style:style style:name="T15" style:parent-style-name="Fuentedepárrafopredeter." style:family="text">
      <style:text-properties fo:language="en" fo:country="US"/>
    </style:style>
    <style:style style:name="T16" style:parent-style-name="Fuentedepárrafopredeter." style:family="text">
      <style:text-properties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language="en" fo:country="US"/>
    </style:style>
    <style:style style:name="T19" style:parent-style-name="Fuentedepárrafopredeter." style:family="text">
      <style:text-properties fo:language="en" fo:country="US"/>
    </style:style>
    <style:style style:name="T20" style:parent-style-name="Fuentedepárrafopredeter." style:family="text">
      <style:text-properties fo:language="en" fo:country="US"/>
    </style:style>
    <style:style style:name="T21" style:parent-style-name="Fuentedepárrafopredeter." style:family="text">
      <style:text-properties fo:language="en" fo:country="US"/>
    </style:style>
    <style:style style:name="T22" style:parent-style-name="Fuentedepárrafopredeter." style:family="text">
      <style:text-properties fo:language="en" fo:country="US"/>
    </style:style>
    <style:style style:name="T23" style:parent-style-name="Fuentedepárrafopredeter." style:family="text">
      <style:text-properties fo:language="en" fo:country="US"/>
    </style:style>
    <style:style style:name="T24" style:parent-style-name="Fuentedepárrafopredeter." style:family="text">
      <style:text-properties fo:language="en" fo:country="US"/>
    </style:style>
    <style:style style:name="T25" style:parent-style-name="Fuentedepárrafopredeter." style:family="text">
      <style:text-properties fo:language="en" fo:country="US"/>
    </style:style>
    <style:style style:name="T26" style:parent-style-name="Fuentedepárrafopredeter." style:family="text">
      <style:text-properties fo:language="en" fo:country="US"/>
    </style:style>
    <style:style style:name="T27" style:parent-style-name="Fuentedepárrafopredeter." style:family="text">
      <style:text-properties fo:language="en" fo:country="US"/>
    </style:style>
    <style:style style:name="T28" style:parent-style-name="Fuentedepárrafopredeter." style:family="text">
      <style:text-properties fo:language="en" fo:country="US"/>
    </style:style>
    <style:style style:name="T29" style:parent-style-name="Fuentedepárrafopredeter." style:family="text">
      <style:text-properties fo:language="en" fo:country="US"/>
    </style:style>
    <style:style style:name="T30" style:parent-style-name="Fuentedepárrafopredeter." style:family="text">
      <style:text-properties fo:language="en" fo:country="US"/>
    </style:style>
    <style:style style:name="T31" style:parent-style-name="Fuentedepárrafopredeter." style:family="text">
      <style:text-properties fo:language="en" fo:country="US"/>
    </style:style>
    <style:style style:name="T32" style:parent-style-name="Fuentedepárrafopredeter." style:family="text">
      <style:text-properties fo:language="en" fo:country="US"/>
    </style:style>
    <style:style style:name="T33" style:parent-style-name="Fuentedepárrafopredeter." style:family="text">
      <style:text-properties fo:language="en" fo:country="US"/>
    </style:style>
    <style:style style:name="T34" style:parent-style-name="Fuentedepárrafopredeter." style:family="text">
      <style:text-properties fo:language="en" fo:country="US"/>
    </style:style>
    <style:style style:name="T35" style:parent-style-name="Fuentedepárrafopredeter." style:family="text">
      <style:text-properties fo:language="en" fo:country="US"/>
    </style:style>
    <style:style style:name="T36" style:parent-style-name="Fuentedepárrafopredeter." style:family="text">
      <style:text-properties fo:language="en" fo:country="US"/>
    </style:style>
    <style:style style:name="T37" style:parent-style-name="Fuentedepárrafopredeter." style:family="text">
      <style:text-properties fo:language="en" fo:country="US"/>
    </style:style>
    <style:style style:name="T38" style:parent-style-name="Fuentedepárrafopredeter." style:family="text">
      <style:text-properties fo:language="en" fo:country="US"/>
    </style:style>
    <style:style style:name="T39" style:parent-style-name="Fuentedepárrafopredeter." style:family="text">
      <style:text-properties fo:language="en" fo:country="US"/>
    </style:style>
    <style:style style:name="T40" style:parent-style-name="Fuentedepárrafopredeter." style:family="text">
      <style:text-properties fo:language="en" fo:country="US"/>
    </style:style>
    <style:style style:name="T41" style:parent-style-name="Fuentedepárrafopredeter." style:family="text">
      <style:text-properties fo:language="en" fo:country="US"/>
    </style:style>
    <style:style style:name="T42" style:parent-style-name="Hipervínculo" style:family="text">
      <style:text-properties fo:language="en" fo:country="US"/>
    </style:style>
    <style:style style:name="T43" style:parent-style-name="Fuentedepárrafopredeter." style:family="text">
      <style:text-properties fo:language="en" fo:country="US"/>
    </style:style>
    <style:style style:name="P44" style:parent-style-name="Párrafodelista" style:list-style-name="LFO2" style:family="paragraph"/>
    <style:style style:name="T45" style:parent-style-name="Fuentedepárrafopredeter." style:family="text">
      <style:text-properties fo:language="en" fo:country="US"/>
    </style:style>
  </office:automatic-styles>
  <office:body>
    <office:text text:use-soft-page-breaks="true">
      <text:p text:style-name="P1"><text:span text:style-name="T2">Methylation of CpG dinucleotides in the promoter of genes involved in the oncogenic process is considered a key process contributing to tumor initiation and/or progression. Methylation often acts by inhibiting the expression of the gene, that is the more methylated is the gene the less it is expressed, but if methylation is absent or low then any values of expression</text:span><text:span text:style-name="T3">, high or low,</text:span><text:span text:style-name="T4"><text:s/>can be found. This suggests that a way to select genes regulated by methylation<text:s/></text:span><text:span text:style-name="T5">may</text:span><text:span text:style-name="T6"><text:s/>be look</text:span><text:span text:style-name="T7"><text:s/></text:span><text:span text:style-name="T8">for patterns in the relation between gene expression and methylation consistent with this form of regulation, such as L-shapes.<text:s/></text:span><text:span text:style-name="T9">In a previous work<text:s/></text:span><text:span text:style-name="T10">[1] we</text:span><text:span text:style-name="T11"><text:s/>compar</text:span><text:span text:style-name="T12">ed</text:span><text:span text:style-name="T13"><text:s/>several methods</text:span><text:span text:style-name="T14"><text:s/>(</text:span><text:span text:style-name="T15">(i) Negative Correlation (ii) Selection Based on<text:s/></text:span><text:span text:style-name="T16">Conditional<text:s/></text:span><text:span text:style-name="T17">M</text:span><text:span text:style-name="T18">utual information and<text:s/></text:span><text:span text:style-name="T19">(iii)<text:s/></text:span><text:span text:style-name="T20">Clustering based on Splines Regression)<text:s/></text:span><text:span text:style-name="T21">to select<text:s/></text:span><text:span text:style-name="T22">L-shaped genes and tested<text:s/></text:span><text:span text:style-name="T23">them on an ongoing study on colon cancer.<text:s/></text:span><text:span text:style-name="T24">The CMI method proved to be a good approach but it has two main drawbacks: it works well<text:s/></text:span><text:span text:style-name="T25">mainly when</text:span><text:span text:style-name="T26"><text:s/>sample size</text:span><text:span text:style-name="T27"><text:s/>is big</text:span><text:span text:style-name="T28"><text:s/>(hundreds more than dozens), and (ii) It selects<text:s/></text:span><text:span text:style-name="T29">well</text:span><text:span text:style-name="T30"><text:s/>defined patterns but fails<text:s/></text:span><text:span text:style-name="T31">when these are less clear. In this work we propose a heuristic algorithm that mimics the process of visually selecting an L-shape. The algorithm<text:s/></text:span><text:span text:style-name="T32">works by decomposing</text:span><text:span text:style-name="T33"><text:s/>the scatterplot region on a<text:s/></text:span><text:span text:style-name="T34">3x3<text:s/></text:span><text:span text:style-name="T35">grid and assigning a minimum and maximum percentage of points</text:span><text:span text:style-name="T36"><text:s/>and a weight to each sub-region, allowing for a flexible selection on a variety of shapes. We have tested the method against CMI and naïve correlation on several public and private datasets and,<text:s/></text:span><text:span text:style-name="T37">despite</text:span><text:span text:style-name="T38"><text:s/>not being able to quantify its accuracy -because no dataset with “TRUE” L-shaped genes is available- its performance seems to be very good<text:s/></text:span><text:span text:style-name="T39">especially</text:span><text:span text:style-name="T40"><text:s/>due to its flexibility. The<text:s/></text:span><text:span text:style-name="T41">method is available as an R package and as a Shiny application both available from github (</text:span><text:a xlink:href="http://github.com/alexsanchezpla" office:target-frame-name="_top" xlink:show="replace"><text:span text:style-name="T42">http://github.com/alexsanchezpla</text:span></text:a><text:span text:style-name="T43">).</text:span></text:p>
      <text:list text:style-name="LFO2" text:continue-numbering="true">
        <text:list-item>
          <text:p text:style-name="P44"><text:span text:style-name="T45">Integrative analysis to select genes regulated by methylation in a cancer colon study Trends in Mathematics. 2017 |. DOI:10.1007/978-3-319-55639-0_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complex="Arial" fo:font-weight="bold" style:font-weight-asian="bold" fo:color="#6A6A6A"/>
    </style:style>
    <style:style style:name="WW_CharLFO2LVL1" style:family="text">
      <style:text-properties style:font-name="Arial" style:font-name-complex="Arial" fo:font-weight="bold" style:font-weight-asian="bold" fo:color="#6A6A6A"/>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Sanchez Pla</meta:initial-creator>
    <dc:creator>Alexandre Sanchez Pla</dc:creator>
    <meta:creation-date>2018-01-19T21:41:00Z</meta:creation-date>
    <dc:date>2018-01-19T23:10:00Z</dc:date>
    <meta:template xlink:href="Normal.dotm" xlink:type="simple"/>
    <meta:editing-cycles>1</meta:editing-cycles>
    <meta:editing-duration>PT5340S</meta:editing-duration>
    <meta:document-statistic meta:page-count="1" meta:paragraph-count="3" meta:word-count="329" meta:character-count="2028" meta:row-count="23" meta:non-whitespace-character-count="1702"/>
  </office:meta>
</office:document-meta>
</file>